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vg:panose-1="5 5 1 2 1 7 6 2 5 7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fo:language="fi" fo:country="FI"/>
    </style:style>
    <style:style style:name="P2" style:parent-style-name="Normal" style:family="paragraph">
      <style:text-properties fo:font-size="13pt" style:font-size-asian="13pt" style:font-size-complex="13pt" fo:language="en" fo:country="US"/>
    </style:style>
    <style:style style:name="T3" style:parent-style-name="DefaultParagraphFont" style:family="text">
      <style:text-properties fo:font-size="13pt" style:font-size-asian="13pt" style:font-size-complex="13pt" fo:language="en" fo:country="US"/>
    </style:style>
    <style:style style:name="T4" style:parent-style-name="Hyperlink" style:family="text">
      <style:text-properties fo:font-size="13pt" style:font-size-asian="13pt" style:font-size-complex="13pt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Heading1" style:family="paragraph">
      <style:text-properties fo:language="en" fo:country="US"/>
    </style:style>
    <style:style style:name="P8" style:parent-style-name="Normal" style:family="paragraph">
      <style:text-properties fo:font-size="13pt" style:font-size-asian="13pt" style:font-size-complex="13pt" fo:language="en" fo:country="US"/>
    </style:style>
    <style:style style:name="T9" style:parent-style-name="DefaultParagraphFont" style:family="text">
      <style:text-properties fo:font-size="13pt" style:font-size-asian="13pt" style:font-size-complex="13pt" fo:language="en" fo:country="US"/>
    </style:style>
    <style:style style:name="T10" style:parent-style-name="DefaultParagraphFont" style:family="text">
      <style:text-properties fo:font-size="13pt" style:font-size-asian="13pt" style:font-size-complex="13pt" fo:language="en" fo:country="US"/>
    </style:style>
    <style:style style:name="T11" style:parent-style-name="Hyperlink" style:family="text">
      <style:text-properties fo:font-size="13pt" style:font-size-asian="13pt" style:font-size-complex="13pt" fo:language="en" fo:country="US"/>
    </style:style>
    <style:style style:name="P12" style:parent-style-name="Normal" style:family="paragraph">
      <style:text-properties fo:font-size="13pt" style:font-size-asian="13pt" style:font-size-complex="13pt" fo:language="en" fo:country="US"/>
    </style:style>
    <style:style style:name="P13" style:parent-style-name="Normal" style:family="paragraph">
      <style:text-properties fo:font-size="13pt" style:font-size-asian="13pt" style:font-size-complex="13pt" fo:language="en" fo:country="US"/>
    </style:style>
    <style:style style:name="P14" style:parent-style-name="Normal" style:family="paragraph">
      <style:text-properties fo:font-size="13pt" style:font-size-asian="13pt" style:font-size-complex="13pt" fo:language="en" fo:country="US"/>
    </style:style>
    <style:style style:name="T15" style:parent-style-name="DefaultParagraphFont" style:family="text">
      <style:text-properties fo:font-size="13pt" style:font-size-asian="13pt" style:font-size-complex="13pt" fo:language="en" fo:country="US"/>
    </style:style>
    <style:style style:name="T16" style:parent-style-name="Hyperlink" style:family="text">
      <style:text-properties fo:font-size="13pt" style:font-size-asian="13pt" style:font-size-complex="13pt" fo:language="en" fo:country="US"/>
    </style:style>
    <style:style style:name="P17" style:parent-style-name="Normal" style:family="paragraph">
      <style:text-properties fo:font-size="13pt" style:font-size-asian="13pt" style:font-size-complex="13pt" fo:language="en" fo:country="US"/>
    </style:style>
    <style:style style:name="P18" style:parent-style-name="Normal" style:family="paragraph">
      <style:text-properties fo:font-size="13pt" style:font-size-asian="13pt" style:font-size-complex="13pt" fo:language="en" fo:country="US"/>
    </style:style>
    <style:style style:name="P19" style:parent-style-name="Normal" style:family="paragraph">
      <style:text-properties fo:font-size="13pt" style:font-size-asian="13pt" style:font-size-complex="13pt" fo:language="en" fo:country="US"/>
    </style:style>
    <style:style style:name="P20" style:parent-style-name="Normal" style:family="paragraph">
      <style:text-properties fo:font-size="13pt" style:font-size-asian="13pt" style:font-size-complex="13pt" fo:language="en" fo:country="US"/>
    </style:style>
    <style:style style:name="T21" style:parent-style-name="DefaultParagraphFont" style:family="text">
      <style:text-properties fo:font-size="13pt" style:font-size-asian="13pt" style:font-size-complex="13pt" fo:language="en" fo:country="US"/>
    </style:style>
    <style:style style:name="T22" style:parent-style-name="Hyperlink" style:family="text">
      <style:text-properties fo:font-size="13pt" style:font-size-asian="13pt" style:font-size-complex="13pt" fo:language="en" fo:country="US"/>
    </style:style>
  </office:automatic-styles>
  <office:body>
    <office:text text:use-soft-page-breaks="true">
      <text:p text:style-name="P1">MICRO CHP</text:p>
      <text:h text:style-name="Heading1" text:outline-level="1">Small-scale wood-fired CHP units for buildings and building blocks</text:h>
      <text:p text:style-name="P2">Description: A recent guide and general information (includes unit images) on building small and micro<text:s/>CHP<text:s/>units. Information on output power, general constructions as well as manufacturer is also included.</text:p>
      <text:p text:style-name="Normal"><text:span text:style-name="T3">Link:<text:s/></text:span><text:a xlink:href="http://www.tulevaisuudentalot.fi/wp-content/uploads/2014/11/CHP-ohjeEN_20160229.pdf" office:target-frame-name="_top" xlink:show="replace"><text:span text:style-name="T4">http://www.tulevaisuudentalot.fi/wp-content/uploads/2014/11/CHP-ohjeEN_20160229.pdf</text:span></text:a></text:p>
      <text:p text:style-name="P5"/>
      <text:p text:style-name="P6"/>
      <text:h text:style-name="P7" text:outline-level="1">Small scale cogeneration<text:s/>- equipment<text:s/>and implementation</text:h>
      <text:p text:style-name="P8">Description: A document from Oulun Yliopisto on small-scale CHP equipment as well as manufacturer lists. The study also describes different processes that utilize the use of biomass as main fuel source.</text:p>
      <text:p text:style-name="Normal"><text:span text:style-name="T9">Link:</text:span><text:span text:style-name="T10"><text:s/></text:span><text:a xlink:href="http://www.oulu.fi/sites/default/files/content/files/Pien%20CHP%20raportti.pdf" office:target-frame-name="_top" xlink:show="replace"><text:span text:style-name="T11">http://www.oulu.fi/sites/default/files/content/files/Pien%20CHP%20raportti.pdf</text:span></text:a></text:p>
      <text:p text:style-name="P12"/>
      <text:p text:style-name="P13"/>
      <text:h text:style-name="Heading1" text:outline-level="1"><text:span text:style-name="title-text">Experimental investigation of a biomass-fired ORC-based micro-CHP for domestic applications</text:span></text:h>
      <text:p text:style-name="P14">Description: An experimental ORC-based micro CHP system with very detailed discussion on system results.</text:p>
      <text:p text:style-name="Normal"><text:span text:style-name="T15">Link:<text:s/></text:span><text:a xlink:href="https://www.sciencedirect.com/science/article/pii/S0016236112000531" office:target-frame-name="_top" xlink:show="replace"><text:span text:style-name="T16">https://www.sciencedirect.com/science/article/pii/S0016236112000531</text:span></text:a></text:p>
      <text:p text:style-name="P17"/>
      <text:p text:style-name="P18"/>
      <text:p text:style-name="P19"/>
      <text:h text:style-name="Heading1" text:outline-level="1">Micro-scale ORC-based combined heat and power system using a novel scroll expander</text:h>
      <text:p text:style-name="P20">Description: A well theory-based experimental set-up of an ORC-based micro CHP unit. Output power of the unit is recorded and analyzed systematically.</text:p>
      <text:p text:style-name="Normal"><text:span text:style-name="T21">Link:<text:s/></text:span><text:a xlink:href="https://academic.oup.com/ijlct/article/9/2/91/633292" office:target-frame-name="_top" xlink:show="replace"><text:span text:style-name="T22">https://academic.oup.com/ijlct/article/9/2/91/633292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FI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itle-text" style:display-name="title-tex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 Light" style:font-name-asian="Times New Roman" style:font-name-complex="Calibri Ligh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t Huynh</meta:initial-creator>
    <dc:creator>Dat Huynh</dc:creator>
    <meta:creation-date>2018-07-17T05:37:00Z</meta:creation-date>
    <dc:date>2018-07-17T11:31:00Z</dc:date>
    <meta:template xlink:href="Normal" xlink:type="simple"/>
    <meta:editing-cycles>1</meta:editing-cycles>
    <meta:editing-duration>PT21240S</meta:editing-duration>
    <meta:document-statistic meta:page-count="1" meta:paragraph-count="3" meta:word-count="244" meta:character-count="1634" meta:row-count="11" meta:non-whitespace-character-count="1393"/>
  </office:meta>
</office:document-meta>
</file>